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Interceptor.postAction( Action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Interceptor.preAction( Action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Interceptor.afterNestedIntercept( AfterNestedIntercep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